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3" style:family="paragraph"/>
    <style:style style:name="P7" style:parent-style-name="Standard" style:list-style-name="LFO4" style:family="paragraph"/>
    <style:style style:name="P8" style:parent-style-name="Standard" style:list-style-name="LFO5" style:family="paragraph"/>
    <style:style style:name="P9" style:parent-style-name="Standard" style:list-style-name="LFO6" style:family="paragraph"/>
    <style:style style:name="P10" style:parent-style-name="Standard" style:list-style-name="LFO7" style:family="paragraph"/>
    <style:style style:name="P11" style:parent-style-name="Standard" style:list-style-name="LFO8" style:family="paragraph"/>
    <style:style style:name="P12" style:parent-style-name="Standard" style:family="paragraph">
      <style:paragraph-properties fo:text-align="justify"/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Normal" style:family="paragraph">
      <style:paragraph-properties style:text-autospace="none" style:vertical-align="auto"/>
      <style:text-properties fo:hyphenate="true"/>
    </style:style>
    <style:style style:name="T20" style:parent-style-name="Hyperlink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2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</office:automatic-styles>
  <office:body>
    <office:text text:use-soft-page-breaks="true">
      <text:p text:style-name="P1">PDS Medindo a Produção</text:p>
      <text:p text:style-name="P2"/>
      <text:p text:style-name="P3"/>
      <text:p text:style-name="Standard">Nome: Diones Gomes</text:p>
      <text:p text:style-name="Standard"><text:tab/>Jonas Pequeno</text:p>
      <text:p text:style-name="Standard"/>
      <text:p text:style-name="Standard"/>
      <text:p text:style-name="Standard"/>
      <text:p text:style-name="Standard">Iniciado em 14/09/2017 as 8:30 Hs</text:p>
      <text:p text:style-name="Standard"/>
      <text:p text:style-name="Standard"/>
      <text:p text:style-name="Standard">1- Criando o banco de dados.</text:p>
      <text:list text:style-name="LFO1" text:continue-numbering="true">
        <text:list-item>
          <text:p text:style-name="P4">O Tempo de produção foi de 10 min.</text:p>
        </text:list-item>
      </text:list>
      <text:list text:style-name="LFO2" text:continue-numbering="true">
        <text:list-item>
          <text:p text:style-name="P5">Nível de dificuldade é<text:s/>de 1 ponto.</text:p>
        </text:list-item>
      </text:list>
      <text:p text:style-name="Standard">2- Criando a tela de login. <text:s/></text:p>
      <text:list text:style-name="LFO3" text:continue-numbering="true">
        <text:list-item>
          <text:p text:style-name="P6">O Tempo de produção foi de 20 min.</text:p>
        </text:list-item>
      </text:list>
      <text:list text:style-name="LFO4" text:continue-numbering="true">
        <text:list-item>
          <text:p text:style-name="P7">Nível de dificuldade é de 2 pontos.</text:p>
        </text:list-item>
      </text:list>
      <text:p text:style-name="Standard">3- Criando a api. <text:s/></text:p>
      <text:list text:style-name="LFO5" text:continue-numbering="true">
        <text:list-item>
          <text:p text:style-name="P8">O Tempo de produção foi de 50 min</text:p>
        </text:list-item>
      </text:list>
      <text:list text:style-name="LFO6" text:continue-numbering="true">
        <text:list-item>
          <text:p text:style-name="P9">Nível de dificuldade é de 5 pontos.</text:p>
        </text:list-item>
      </text:list>
      <text:p text:style-name="Standard">4- Criando a conexão com o banco de dados.</text:p>
      <text:list text:style-name="LFO7" text:continue-numbering="true">
        <text:list-item>
          <text:p text:style-name="P10">O Tempo<text:s/>de produção foi de 10 min.</text:p>
        </text:list-item>
      </text:list>
      <text:list text:style-name="LFO8" text:continue-numbering="true">
        <text:list-item>
          <text:p text:style-name="P11">Nível de dificuldade é de 2 pontos.</text:p>
        </text:list-item>
      </text:list>
      <text:p text:style-name="Standard"/>
      <text:p text:style-name="P12"><text:span text:style-name="T13">Conclusão final:</text:span><text:s/>Estamos trabalhando com a forma de atribuir tempo para cada atividade realizada, atribuindo um nível de dificuldade de 1 a 10. O tempo gasto para fazer a tela de login, criação do bando de dados e ligação com o mesmo foi estimado em uma hora e trinta minutos (1:30 Hs). O nível de dificuldade atribuída à tarefa foi de dois e meio (2.5).</text:p>
      <text:p text:style-name="P14"/>
      <text:p text:style-name="P15">Com base nessas informações, chegamos à conclusão que, a tarefa de criar a tela de cadastro,<text:s/>assim também como ligação com o bando de dados levaria três e vinte cinco minutos (3:25 Hs). Com o nível de dificuldade dobrado, significando 5 pontos, em relação a dificuldade.<text:s/></text:p>
      <text:p text:style-name="P16"/>
      <text:p text:style-name="P17">A estimativa relacionada ao tempo foi feita com base em cálculos aritméticos. <text:s text:c="2"/></text:p>
      <text:p text:style-name="P18"/>
      <text:p text:style-name="P19">Link do repositório:<text:s/><text:a xlink:href="https://github.com/JonasPequeno/Atividade_PDS.git" office:target-frame-name="_top" xlink:show="replace"><text:span text:style-name="T20">https://github.com/JonasPequeno/Atividade_PDS.git</text:span></text:a></text:p>
      <text:p text:style-name="P21"/>
      <text:p text:style-name="P22"/>
      <text:p text:style-name="P23"/>
      <text:p text:style-name="Standard"/>
      <text:p text:style-name="Standard"/>
      <text:p text:style-name="Standard"><text:tab/></text:p>
      <text:p text:style-name="Standard"><text:tab/></text:p>
      <text:p text:style-name="Standard"/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ones Zack</dc:creator>
    <meta:creation-date>2017-09-15T08:58:00Z</meta:creation-date>
    <dc:date>2017-09-15T12:52:00Z</dc:date>
    <meta:template xlink:href="Normal" xlink:type="simple"/>
    <meta:editing-cycles>4</meta:editing-cycles>
    <meta:editing-duration>PT1620S</meta:editing-duration>
    <meta:document-statistic meta:page-count="1" meta:paragraph-count="2" meta:word-count="213" meta:character-count="1367" meta:row-count="9" meta:non-whitespace-character-count="1156"/>
  </office:meta>
</office:document-meta>
</file>